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style-name="ce3" office:value-type="float" office:value="2692" calcext:value-type="float">
            <text:p>2692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49" calcext:value-type="float">
            <text:p>2049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057" calcext:value-type="float">
            <text:p>205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694.7" calcext:value-type="float">
            <text:p>2694.7</text:p>
          </table:table-cell>
          <table:table-cell table:style-name="ce7" table:formula="of:=AVERAGE([.B2:.B11])" office:value-type="float" office:value="302.3" calcext:value-type="float">
            <text:p>302.3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292.4" calcext:value-type="float">
            <text:p>292.4</text:p>
          </table:table-cell>
          <table:table-cell table:style-name="ce7" table:formula="of:=AVERAGE([.B12:.B21])" office:value-type="float" office:value="2052.6" calcext:value-type="float">
            <text:p>2052.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75309168443497" calcext:value-type="float">
            <text:p>0.8753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99132465799132" calcext:value-type="float">
            <text:p>0.8991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871629368550681" calcext:value-type="float">
            <text:p>0.87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44:58.761245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54:20.504418470</dc:date>
    <meta:editing-duration>PT31M55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